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LVL2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1LVL4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1LVL5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1LVL6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1LVL7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1LVL8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1LVL9" text:bullet-char="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list-style-name="LFO1" style:family="paragraph"/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" style:parent-style-name="Standard" style:list-style-name="LFO1" style:family="paragraph"/>
    <style:style style:name="T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9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Standard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list-style-name="LFO2" style:family="paragraph"/>
    <style:style style:name="P28" style:parent-style-name="Standard" style:list-style-name="LFO2" style:family="paragraph"/>
    <style:style style:name="P29" style:parent-style-name="Standard" style:list-style-name="LFO2" style:family="paragraph"/>
    <style:style style:name="P30" style:parent-style-name="Standard" style:list-style-name="LFO2" style:family="paragraph"/>
    <style:style style:name="P31" style:parent-style-name="Standard" style:list-style-name="LFO2" style:family="paragraph"/>
    <style:style style:name="T32" style:parent-style-name="DefaultParagraphFont" style:family="text">
      <style:text-properties fo:color="#FF0000"/>
    </style:style>
  </office:automatic-styles>
  <office:body>
    <office:text text:use-soft-page-breaks="true">
      <text:p text:style-name="P1">-<text:span text:style-name="T2">Houses</text:span></text:p>
      <text:list text:style-name="LFO1" text:continue-numbering="true">
        <text:list-item>
          <text:p text:style-name="P3"><text:span text:style-name="T4">“id-01”</text:span></text:p>
          <text:list text:continue-numbering="true">
            <text:list-item>
              <text:p text:style-name="P5"><text:span text:style-name="T6">suberb</text:span></text:p>
              <text:list text:continue-numbering="true">
                <text:list-item>
                  <text:p text:style-name="P7"><text:span text:style-name="T8">“ABC”</text:span></text:p>
                </text:list-item>
              </text:list>
            </text:list-item>
            <text:list-item>
              <text:p text:style-name="P9">Adress</text:p>
            </text:list-item>
            <text:list-item>
              <text:p text:style-name="P10">Rooms</text:p>
            </text:list-item>
            <text:list-item>
              <text:p text:style-name="P11">Type</text:p>
            </text:list-item>
            <text:list-item>
              <text:p text:style-name="P12">Price</text:p>
            </text:list-item>
            <text:list-item>
              <text:p text:style-name="P13">Method</text:p>
            </text:list-item>
            <text:list-item>
              <text:p text:style-name="P14">…</text:p>
            </text:list-item>
            <text:list-item>
              <text:p text:style-name="P15">...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16"><text:span text:style-name="T17">“id-n”</text:span><text:span text:style-name="T18"><text:tab/></text:span></text:p>
        </text:list-item>
      </text:list>
      <text:p text:style-name="Standard"/>
      <text:p text:style-name="Standard">-<text:s/><text:span text:style-name="T19">Region</text:span></text:p>
      <text:p text:style-name="Standard"><text:tab/>Suberb { Propertycount }</text:p>
      <text:p text:style-name="Standard"><text:tab/><text:tab/>Distance To CBD</text:p>
      <text:p text:style-name="Standard"><text:tab/><text:tab/>Council Area</text:p>
      <text:p text:style-name="Standard"><text:tab/><text:tab/>Adress</text:p>
      <text:p text:style-name="Standard"/>
      <text:p text:style-name="Standard">-<text:s/><text:span text:style-name="T20">Type</text:span></text:p>
      <text:p text:style-name="Standard"><text:tab/></text:p>
      <text:p text:style-name="Standard">-<text:s/><text:span text:style-name="T21">Rooms</text:span></text:p>
      <text:p text:style-name="Standard"><text:tab/>Bedroom</text:p>
      <text:p text:style-name="Standard"><text:tab/>Bathroom</text:p>
      <text:p text:style-name="Standard"/>
      <text:p text:style-name="Standard">-<text:s/><text:span text:style-name="T22">Price</text:span></text:p>
      <text:p text:style-name="Standard"><text:tab/>0-X</text:p>
      <text:p text:style-name="Standard"><text:tab/>X-Y…</text:p>
      <text:p text:style-name="Standard"><text:tab/></text:p>
      <text:p text:style-name="Standard"/>
      <text:p text:style-name="Standard">-<text:s/><text:span text:style-name="T23">Year sold</text:span></text:p>
      <text:p text:style-name="Standard"><text:tab/>Month sold</text:p>
      <text:p text:style-name="Standard"/>
      <text:p text:style-name="Standard">-<text:s/><text:span text:style-name="T24">Land-size</text:span></text:p>
      <text:p text:style-name="Standard"><text:tab/>0-X</text:p>
      <text:p text:style-name="Standard"><text:tab/>X-Y…</text:p>
      <text:p text:style-name="Standard"/>
      <text:p text:style-name="Standard">-<text:s/><text:span text:style-name="T25">Building-Area</text:span></text:p>
      <text:p text:style-name="Standard"><text:tab/>0-X</text:p>
      <text:p text:style-name="Standard"><text:tab/>X-Y…</text:p>
      <text:p text:style-name="Standard"/>
      <text:p text:style-name="Standard">-<text:s/><text:span text:style-name="T26">Seller</text:span></text:p>
      <text:list text:style-name="LFO2" text:continue-numbering="true">
        <text:list-item>
          <text:p text:style-name="P27">“id-01”</text:p>
        </text:list-item>
        <text:list-item>
          <text:p text:style-name="P28">“id-02”</text:p>
        </text:list-item>
        <text:list-item>
          <text:p text:style-name="P29">…</text:p>
        </text:list-item>
        <text:list-item>
          <text:p text:style-name="P30">…</text:p>
        </text:list-item>
        <text:list-item>
          <text:p text:style-name="P31">“id-N”<text:tab/></text:p>
        </text:list-item>
      </text:list>
      <text:p text:style-name="Standard"/>
      <text:p text:style-name="Standard"/>
      <text:p text:style-name="Standard"/>
      <text:p text:style-name="Standard"/>
      <text:soft-page-break/>
      <text:p text:style-name="Standard">Queries:</text:p>
      <text:p text:style-name="Standard"/>
      <text:p text:style-name="Standard"/>
      <text:p text:style-name="Standard">Select [properties] by [param,param]</text:p>
      <text:p text:style-name="Standard"/>
      <text:p text:style-name="Standard"/>
      <text:p text:style-name="Standard">Done -<text:s/>Select * from houses where<text:s/><text:span text:style-name="T32">price &lt; 100000</text:span></text:p>
      <text:p text:style-name="Standard"/>
      <text:p text:style-name="Standard">Select<text:s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LVL2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1LVL4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1LVL5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1LVL6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1LVL7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1LVL8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1LVL9" text:bullet-char="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Zina Kuzmin</dc:creator>
    <meta:creation-date>2017-07-13T14:58:00Z</meta:creation-date>
    <dc:date>2017-07-22T09:04:00Z</dc:date>
    <meta:template xlink:href="Normal.dotm" xlink:type="simple"/>
    <meta:editing-cycles>2</meta:editing-cycles>
    <meta:editing-duration>PT10860S</meta:editing-duration>
    <meta:document-statistic meta:page-count="2" meta:paragraph-count="1" meta:word-count="65" meta:character-count="440" meta:row-count="3" meta:non-whitespace-character-count="376"/>
  </office:meta>
</office:document-meta>
</file>